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Arrow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objectwithoutfill">
      <style:graphic-properties draw:stroke="solid" draw:marker-start="" draw:marker-end="Double_20_Arrow" draw:fill="none" draw:textarea-horizontal-align="center" draw:textarea-vertical-align="middle"/>
    </style:style>
    <style:style style:name="gr7" style:family="graphic" style:parent-style-name="objectwithoutfill">
      <style:graphic-properties draw:stroke="solid" draw:marker-start="" draw:marker-end="Arrow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Fine_20_Dashed" draw:marker-start="" draw:marker-end="Arrow" svg:stroke-opacity="70%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9.5cm" draw:transform="rotate (1.5707963267946) translate (7cm 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" draw:text-style-name="P1" draw:layer="layout" svg:width="1.999cm" svg:height="5.499cm" svg:x="6cm" svg:y="3.5cm" svg:viewBox="0 0 2000 5500" svg:d="m1545 0c-3187 3094-456 5156-456 5156l911 344">
          <text:p/>
        </draw:path>
        <draw:frame draw:style-name="gr3" draw:layer="layout" svg:width="3.635cm" svg:height="0.963cm" svg:x="1.5cm" svg:y="4.995cm">
          <draw:text-box>
            <text:p>上下ピッチ</text:p>
          </draw:text-box>
        </draw:frame>
        <draw:frame draw:style-name="gr4" draw:layer="layout" svg:width="3.008cm" svg:height="1cm" svg:x="11.492cm" svg:y="8.5cm">
          <draw:text-box>
            <text:p>自機側面</text:p>
          </draw:text-box>
        </draw:frame>
        <draw:rect draw:style-name="gr5" draw:text-style-name="P1" xml:id="id1" draw:id="id1" draw:layer="layout" svg:width="8cm" svg:height="2.5cm" svg:x="6cm" svg:y="16.5cm">
          <text:p/>
        </draw:rect>
        <draw:connector draw:style-name="gr5" draw:text-style-name="P1" draw:layer="layout" svg:x1="14cm" svg:y1="17.75cm" svg:x2="14cm" svg:y2="17.75cm" draw:start-shape="id1" draw:end-shape="id1" svg:d="m14000 17750v0">
          <text:p/>
        </draw:connector>
        <draw:path draw:style-name="gr2" draw:text-style-name="P1" draw:layer="layout" svg:width="1.999cm" svg:height="5.499cm" svg:x="4.5cm" svg:y="15cm" svg:viewBox="0 0 2000 5500" svg:d="m1545 0c-3187 3094-456 5156-456 5156l911 344">
          <text:p/>
        </draw:path>
        <draw:path draw:style-name="gr2" draw:text-style-name="P1" draw:layer="layout" svg:width="1.499cm" svg:height="5.499cm" svg:x="14cm" svg:y="15cm" svg:viewBox="0 0 1500 5500" svg:d="m341 0c2390 3094 342 5156 342 5156l-683 344">
          <text:p/>
        </draw:path>
        <draw:frame draw:style-name="gr3" draw:layer="layout" svg:width="3.008cm" svg:height="0.963cm" svg:x="8.492cm" svg:y="20.537cm">
          <draw:text-box>
            <text:p>機体正面</text:p>
          </draw:text-box>
        </draw:frame>
        <draw:frame draw:style-name="gr3" draw:layer="layout" svg:width="3.635cm" svg:height="0.963cm" svg:x="1.365cm" svg:y="20cm">
          <draw:text-box>
            <text:p>ロール運動</text:p>
          </draw:text-box>
        </draw:frame>
        <draw:custom-shape draw:style-name="gr1" draw:text-style-name="P1" draw:layer="layout" svg:width="1.5cm" svg:height="3cm" draw:transform="rotate (1.5707963267946) translate (3.5cm 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9.9cm" svg:height="1.675cm" svg:x="1.6cm" svg:y="22.5cm">
          <draw:text-box>
            <text:p>加減速</text:p>
            <text:p>宇宙が舞台なら停止状態もあり？</text:p>
          </draw:text-box>
        </draw:frame>
        <draw:line draw:style-name="gr6" draw:text-style-name="P1" draw:layer="layout" svg:x1="6.5cm" svg:y1="25cm" svg:x2="3cm" svg:y2="25cm">
          <text:p/>
        </draw:line>
        <draw:custom-shape draw:style-name="gr1" draw:text-style-name="P1" draw:layer="layout" svg:width="1.5cm" svg:height="3cm" draw:transform="rotate (1.5707963267946) translate (8.5cm 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1cm" svg:y1="25cm" svg:x2="9.5cm" svg:y2="25cm">
          <text:p/>
        </draw:line>
        <draw:custom-shape draw:style-name="gr1" draw:text-style-name="P1" draw:layer="layout" svg:width="1.5cm" svg:height="3cm" draw:transform="rotate (1.5707963267946) translate (8.501cm 26.9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1.001cm" svg:y1="24.926cm" svg:x2="9.501cm" svg:y2="24.926cm">
          <text:p/>
        </draw:line>
        <draw:custom-shape draw:style-name="gr1" draw:text-style-name="P1" draw:layer="layout" svg:width="1.5cm" svg:height="3cm" draw:transform="rotate (1.5707963267946) translate (13.5cm 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16cm" svg:y1="25cm" svg:x2="14.5cm" svg:y2="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ouble_20_Arrow" draw:display-name="Double Arrow" svg:viewBox="0 0 1131 1918" svg:d="m737 1131h394l-564-1131-567 1131h398l-398 787h1131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32M14S</meta:editing-duration>
    <meta:editing-cycles>5</meta:editing-cycles>
    <meta:generator>OpenOffice/4.0.1$Win32 OpenOffice.org_project/401m5$Build-9714</meta:generator>
    <dc:date>2014-09-22T17:14:19.96</dc:date>
    <meta:document-statistic meta:object-count="19"/>
  </office:meta>
</office:document-meta>
</file>